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8c0d" officeooo:paragraph-rsid="001c8c0d"/>
    </style:style>
    <style:style style:name="P2" style:family="paragraph" style:parent-style-name="Standard">
      <style:text-properties officeooo:paragraph-rsid="001c9a50"/>
    </style:style>
    <style:style style:name="P3" style:family="paragraph" style:parent-style-name="Standard">
      <style:text-properties officeooo:paragraph-rsid="001cbc97"/>
    </style:style>
    <style:style style:name="T1" style:family="text">
      <style:text-properties officeooo:rsid="001b04d3"/>
    </style:style>
    <style:style style:name="T2" style:family="text">
      <style:text-properties officeooo:rsid="001e8a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User_Account (</text:p>
      <text:p text:style-name="Standard"><text:tab/>SSN int NOT NULL,</text:p>
      <text:p text:style-name="Standard"><text:s text:c="4"/>Name varchar(255) NOT NULL,</text:p>
      <text:p text:style-name="Standard"><text:s text:c="4"/>PhoneNo varchar(256) NOT NULL,</text:p>
      <text:p text:style-name="Standard"><text:s text:c="4"/>Balance int DEFAULT 0,</text:p>
      <text:p text:style-name="Standard"><text:s text:c="4"/><text:span text:style-name="T1">BankId int,</text:span></text:p>
      <text:p text:style-name="Standard"><text:s text:c="4"/><text:span text:style-name="T1">BANumber int,</text:span></text:p>
      <text:p text:style-name="Standard"><text:s text:c="4"/>PBAVerified boolean DEFAULT false,</text:p>
      <text:p text:style-name="Standard"><text:s text:c="4"/>PRIMARY KEY (SSN),</text:p>
      <text:p text:style-name="P2"><text:s text:c="4"/></text:p>
      <text:p text:style-name="P2"><text:s text:c="4"/>constraint FK_Bank_Account</text:p>
      <text:p text:style-name="P2"><text:s text:c="4"/>foreign key (BankID, BANumber) references Bank_Account(BankID, BANumber)</text:p>
      <text:p text:style-name="P2"><text:s text:c="4"/>on delete cascade</text:p>
      <text:p text:style-name="P2"><text:s text:c="4"/>on update cascade,</text:p>
      <text:p text:style-name="Standard"><text:s text:c="4"/>constraint FK_PhoneUser</text:p>
      <text:p text:style-name="Standard"><text:s text:c="4"/>foreign key (PhoneNo) references Phone(PhoneNo)</text:p>
      <text:p text:style-name="Standard"><text:s text:c="4"/>on delete cascade</text:p>
      <text:p text:style-name="Standard"><text:s text:c="4"/>on update cascade</text:p>
      <text:p text:style-name="Standard">);</text:p>
      <text:p text:style-name="Standard"/>
      <text:p text:style-name="Standard">create table Bank_Account (</text:p>
      <text:p text:style-name="Standard"><text:tab/>BankID int not null,</text:p>
      <text:p text:style-name="Standard"><text:s text:c="4"/>BANumber int not null,</text:p>
      <text:p text:style-name="Standard"><text:s text:c="4"/>PRIMARY KEY (BankID, BANumber)</text:p>
      <text:p text:style-name="Standard">);</text:p>
      <text:p text:style-name="Standard"/>
      <text:p text:style-name="Standard"/>
      <text:p text:style-name="Standard">create table Send_Transaction (</text:p>
      <text:p text:style-name="Standard"><text:tab/>STid int not null,</text:p>
      <text:p text:style-name="Standard"><text:s text:c="4"/>Amount float(8,2) not null,</text:p>
      <text:p text:style-name="Standard"><text:s text:c="4"/>Date_Time datetime not null,</text:p>
      <text:p text:style-name="Standard"><text:s text:c="4"/>Memo varchar(256),</text:p>
      <text:p text:style-name="Standard"><text:s text:c="4"/>Cancel_Reason varchar(256),</text:p>
      <text:p text:style-name="Standard"><text:s text:c="4"/><text:span text:style-name="T2">Identifier varchar(256) not null,</text:span></text:p>
      <text:p text:style-name="Standard"><text:s text:c="4"/>SSN int NOT NULL,</text:p>
      <text:p text:style-name="Standard"><text:s text:c="4"/>PRIMARY KEY (STid),</text:p>
      <text:p text:style-name="Standard"><text:s text:c="4"/>foreign key (SSN) references User_Account(SSN)</text:p>
      <text:p text:style-name="Standard">);</text:p>
      <text:p text:style-name="Standard"/>
      <text:p text:style-name="Standard">create table Request_Transaction (</text:p>
      <text:p text:style-name="Standard"><text:tab/>RTid int not null,</text:p>
      <text:p text:style-name="Standard"><text:s text:c="4"/>Amount float(8,2) not null,</text:p>
      <text:p text:style-name="Standard"><text:s text:c="4"/>Date_Time datetime not null,</text:p>
      <text:p text:style-name="Standard"><text:s text:c="4"/>Memo varchar(256),</text:p>
      <text:p text:style-name="Standard"><text:s text:c="4"/>SSN int NOT NULL,</text:p>
      <text:p text:style-name="Standard"><text:s text:c="4"/>PRIMARY KEY (RTid),</text:p>
      <text:p text:style-name="Standard"><text:s text:c="4"/>foreign key (SSN) references User_Account(SSN)</text:p>
      <text:p text:style-name="Standard">);</text:p>
      <text:p text:style-name="Standard"/>
      <text:p text:style-name="Standard"><text:soft-page-break/>create table Email (</text:p>
      <text:p text:style-name="Standard"><text:tab/>EmailAdd varchar(256) not null,</text:p>
      <text:p text:style-name="Standard"><text:s text:c="4"/>SSN int,</text:p>
      <text:p text:style-name="P1"><text:s text:c="4"/>Verified boolean,</text:p>
      <text:p text:style-name="Standard"><text:s text:c="4"/>constraint FK_UserEmail</text:p>
      <text:p text:style-name="Standard"><text:s text:c="4"/>foreign key (SSN) references User_Account(SSN)</text:p>
      <text:p text:style-name="Standard"><text:s text:c="4"/>on delete cascade</text:p>
      <text:p text:style-name="Standard"><text:s text:c="4"/>on update cascade;</text:p>
      <text:p text:style-name="Standard">);</text:p>
      <text:p text:style-name="Standard"/>
      <text:p text:style-name="Standard">create table Phone (</text:p>
      <text:p text:style-name="Standard"><text:tab/>PhoneNo varchar(256) not null,</text:p>
      <text:p text:style-name="Standard"><text:s text:c="4"/>foreign key (PhoneNo) references Elec_Address(Identifier)</text:p>
      <text:p text:style-name="Standard">);</text:p>
      <text:p text:style-name="Standard"/>
      <text:p text:style-name="Standard">create table FROM1 (</text:p>
      <text:p text:style-name="Standard"><text:tab/>RTid int not null,</text:p>
      <text:p text:style-name="Standard"><text:s text:c="4"/>Identifier varchar(256),</text:p>
      <text:p text:style-name="Standard"><text:s text:c="4"/>Percentage float(2, 2),</text:p>
      <text:p text:style-name="Standard"><text:s text:c="4"/>foreign key (Identifier) references Elec_Address(Identifier),</text:p>
      <text:p text:style-name="Standard"><text:s text:c="4"/>foreign key (RTid) references Request_Transaction(RTid)</text:p>
      <text:p text:style-name="Standard">);</text:p>
      <text:p text:style-name="Standard"/>
      <text:p text:style-name="Standard">create table Has_Additional (</text:p>
      <text:p text:style-name="Standard"><text:tab/>SSN int not null,</text:p>
      <text:p text:style-name="Standard"><text:s text:c="4"/>BankID int,</text:p>
      <text:p text:style-name="Standard"><text:s text:c="4"/>BANumber int,</text:p>
      <text:p text:style-name="Standard"><text:s text:c="4"/>Verified boolean default false,</text:p>
      <text:p text:style-name="P3"><text:s text:c="4"/>alter table Has_Additional</text:p>
      <text:p text:style-name="P3"><text:s text:c="4"/>add constraint FK_Bank_Account_1</text:p>
      <text:p text:style-name="P3"><text:s text:c="4"/>foreign key (BankID, BANumber) references Bank_Account(BankID, BANumber)</text:p>
      <text:p text:style-name="P3"><text:s text:c="4"/>on delete cascade</text:p>
      <text:p text:style-name="P3"><text:s text:c="4"/>on update cascade,</text:p>
      <text:p text:style-name="Standard"><text:s text:c="4"/>foreign key (SSN) references User_Account(SSN)</text:p>
      <text:p text:style-name="Standard">)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23T02:34:34.401781971</meta:creation-date>
    <meta:editing-duration>P1DT5H34M55S</meta:editing-duration>
    <meta:editing-cycles>6</meta:editing-cycles>
    <meta:generator>LibreOffice/6.3.5.2$Linux_X86_64 LibreOffice_project/30$Build-2</meta:generator>
    <dc:date>2020-05-06T19:33:14.264111101</dc:date>
    <meta:document-statistic meta:table-count="0" meta:image-count="0" meta:object-count="0" meta:page-count="2" meta:paragraph-count="76" meta:word-count="250" meta:character-count="2038" meta:non-whitespace-character-count="1647"/>
  </office:meta>
</office:document-meta>
</file>